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4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06"/>
    <style:style style:name="ce2" style:family="table-cell" style:parent-style-name="Default" style:data-style-name="N106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106">
      <style:table-cell-properties fo:background-color="#ff9999"/>
    </style:style>
    <style:style style:name="ce4" style:family="table-cell" style:parent-style-name="Default" style:data-style-name="N106">
      <style:table-cell-properties fo:background-color="#ff3333"/>
    </style:style>
    <style:style style:name="ce5" style:family="table-cell" style:parent-style-name="Default" style:data-style-name="N106">
      <style:table-cell-properties fo:background-color="#ff0000"/>
    </style:style>
    <style:style style:name="ce6" style:family="table-cell" style:parent-style-name="Default" style:data-style-name="N106">
      <style:table-cell-properties fo:background-color="#ffff00"/>
    </style:style>
    <style:style style:name="ce7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59.99mm" svg:height="89.99mm" svg:x="159.87mm" svg:y="69.53mm">
            <loext:p draw:notify-on-update-of-ranges="Foglio1.H7:Foglio1.H12 Foglio1.I7:Foglio1.I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3" table:default-cell-style-name="ce1"/>
        <table:table-row table:style-name="ro1">
          <table:table-cell table:style-name="Default"/>
          <table:table-cell table:style-name="Default" office:value-type="string" calcext:value-type="string">
            <text:p>Arancione (nm)</text:p>
          </table:table-cell>
          <table:table-cell table:style-name="Default" office:value-type="float" office:value="601" calcext:value-type="float">
            <text:p>601</text:p>
          </table:table-cell>
          <table:table-cell table:style-name="Default" table:number-columns-repeated="4"/>
          <table:table-cell table:style-name="Default" office:value-type="string" calcext:value-type="string">
            <text:p>Lunghezze d’onda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7"/>
          <table:table-cell table:style-name="Default" table:formula="of:=601/(10^9)" office:value-type="float" office:value="0.000000601" calcext:value-type="float">
            <text:p>6,01E-07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f(THz)</text:p>
          </table:table-cell>
          <table:table-cell table:style-name="Default" office:value-type="string" calcext:value-type="string">
            <text:p>V(mV)</text:p>
          </table:table-cell>
          <table:table-cell table:style-name="Default" office:value-type="string" calcext:value-type="string">
            <text:p>dV(mV)</text:p>
          </table:table-cell>
          <table:table-cell table:style-name="Default" office:value-type="string" calcext:value-type="string">
            <text:p>I(nA)</text:p>
          </table:table-cell>
          <table:table-cell table:style-name="Default" office:value-type="string" calcext:value-type="string">
            <text:p>dI(nA)</text:p>
          </table:table-cell>
          <table:table-cell table:style-name="Default" table:number-columns-repeated="2"/>
          <table:table-cell table:style-name="Default" office:value-type="float" office:value="567" calcext:value-type="float">
            <text:p>567</text:p>
          </table:table-cell>
          <table:table-cell table:style-name="Default" table:number-columns-repeated="3"/>
        </table:table-row>
        <table:table-row table:style-name="ro1">
          <table:table-cell table:formula="of:=((3*10^8)/[.H2])/(10^(12))" office:value-type="float" office:value="499.168053244592" calcext:value-type="float">
            <text:p>499,16805</text:p>
          </table:table-cell>
          <table:table-cell office:value-type="float" office:value="9.6" calcext:value-type="float">
            <text:p>9,60000</text:p>
          </table:table-cell>
          <table:table-cell table:formula="of:=0.005*[.B4]+0.1" office:value-type="float" office:value="0.148" calcext:value-type="float">
            <text:p>0,14800</text:p>
          </table:table-cell>
          <table:table-cell office:value-type="float" office:value="15.57" calcext:value-type="float">
            <text:p>15,57000</text:p>
          </table:table-cell>
          <table:table-cell table:formula="of:=0.05" office:value-type="float" office:value="0.05" calcext:value-type="float">
            <text:p>0,05000</text:p>
          </table:table-cell>
          <table:table-cell table:number-columns-repeated="6"/>
        </table:table-row>
        <table:table-row table:style-name="ro1">
          <table:table-cell table:formula="of:=[.A4]" office:value-type="float" office:value="499.168053244592" calcext:value-type="float">
            <text:p>499,16805</text:p>
          </table:table-cell>
          <table:table-cell office:value-type="float" office:value="69.5" calcext:value-type="float">
            <text:p>69,50000</text:p>
          </table:table-cell>
          <table:table-cell table:formula="of:=0.005*[.B5]+0.1" office:value-type="float" office:value="0.4475" calcext:value-type="float">
            <text:p>0,44750</text:p>
          </table:table-cell>
          <table:table-cell office:value-type="float" office:value="10.36" calcext:value-type="float">
            <text:p>10,36000</text:p>
          </table:table-cell>
          <table:table-cell table:formula="of:=0.05" office:value-type="float" office:value="0.05" calcext:value-type="float">
            <text:p>0,05000</text:p>
          </table:table-cell>
          <table:table-cell table:number-columns-repeated="2"/>
          <table:table-cell office:value-type="string" calcext:value-type="string">
            <text:p>dati plot lineare</text:p>
          </table:table-cell>
          <table:table-cell table:number-columns-repeated="3"/>
        </table:table-row>
        <table:table-row table:style-name="ro1">
          <table:table-cell table:formula="of:=[.A5]" office:value-type="float" office:value="499.168053244592" calcext:value-type="float">
            <text:p>499,16805</text:p>
          </table:table-cell>
          <table:table-cell office:value-type="float" office:value="119.9" calcext:value-type="float">
            <text:p>119,90000</text:p>
          </table:table-cell>
          <table:table-cell table:formula="of:=0.005*[.B6]+0.1" office:value-type="float" office:value="0.6995" calcext:value-type="float">
            <text:p>0,69950</text:p>
          </table:table-cell>
          <table:table-cell office:value-type="float" office:value="7.11" calcext:value-type="float">
            <text:p>7,11000</text:p>
          </table:table-cell>
          <table:table-cell table:formula="of:=0.05" office:value-type="float" office:value="0.05" calcext:value-type="float">
            <text:p>0,05000</text:p>
          </table:table-cell>
          <table:table-cell table:number-columns-repeated="6"/>
        </table:table-row>
        <table:table-row table:style-name="ro1">
          <table:table-cell table:formula="of:=[.A6]" office:value-type="float" office:value="499.168053244592" calcext:value-type="float">
            <text:p>499,16805</text:p>
          </table:table-cell>
          <table:table-cell office:value-type="float" office:value="170.6" calcext:value-type="float">
            <text:p>170,60000</text:p>
          </table:table-cell>
          <table:table-cell table:formula="of:=0.005*[.B7]+0.1" office:value-type="float" office:value="0.953" calcext:value-type="float">
            <text:p>0,95300</text:p>
          </table:table-cell>
          <table:table-cell office:value-type="float" office:value="4.67" calcext:value-type="float">
            <text:p>4,67000</text:p>
          </table:table-cell>
          <table:table-cell table:formula="of:=0.05" office:value-type="float" office:value="0.05" calcext:value-type="float">
            <text:p>0,05000</text:p>
          </table:table-cell>
          <table:table-cell/>
          <table:table-cell office:value-type="string" calcext:value-type="string">
            <text:p>arancio</text:p>
          </table:table-cell>
          <table:table-cell table:formula="of:=[.A6]" office:value-type="float" office:value="499.168053244592" calcext:value-type="float">
            <text:p>499,16805</text:p>
          </table:table-cell>
          <table:table-cell office:value-type="float" office:value="1306" calcext:value-type="float">
            <text:p>1306,00000</text:p>
          </table:table-cell>
          <table:table-cell table:number-columns-repeated="2"/>
        </table:table-row>
        <table:table-row table:style-name="ro1">
          <table:table-cell table:formula="of:=[.A7]" office:value-type="float" office:value="499.168053244592" calcext:value-type="float">
            <text:p>499,16805</text:p>
          </table:table-cell>
          <table:table-cell office:value-type="float" office:value="229" calcext:value-type="float">
            <text:p>229,00000</text:p>
          </table:table-cell>
          <table:table-cell table:formula="of:=0.005*[.B8]+1" office:value-type="float" office:value="2.145" calcext:value-type="float">
            <text:p>2,14500</text:p>
          </table:table-cell>
          <table:table-cell office:value-type="float" office:value="2.67" calcext:value-type="float">
            <text:p>2,67000</text:p>
          </table:table-cell>
          <table:table-cell table:formula="of:=0.05" office:value-type="float" office:value="0.05" calcext:value-type="float">
            <text:p>0,05000</text:p>
          </table:table-cell>
          <table:table-cell/>
          <table:table-cell office:value-type="string" calcext:value-type="string">
            <text:p>giallo</text:p>
          </table:table-cell>
          <table:table-cell table:formula="of:=[.A23]" office:value-type="float" office:value="529.100529100529" calcext:value-type="float">
            <text:p>529,10053</text:p>
          </table:table-cell>
          <table:table-cell office:value-type="float" office:value="1122" calcext:value-type="float">
            <text:p>1122,00000</text:p>
          </table:table-cell>
          <table:table-cell table:number-columns-repeated="2"/>
        </table:table-row>
        <table:table-row table:style-name="ro1">
          <table:table-cell table:formula="of:=[.A8]" office:value-type="float" office:value="499.168053244592" calcext:value-type="float">
            <text:p>499,16805</text:p>
          </table:table-cell>
          <table:table-cell office:value-type="float" office:value="276" calcext:value-type="float">
            <text:p>276,00000</text:p>
          </table:table-cell>
          <table:table-cell table:formula="of:=0.005*[.B9]+1" office:value-type="float" office:value="2.38" calcext:value-type="float">
            <text:p>2,38000</text:p>
          </table:table-cell>
          <table:table-cell office:value-type="float" office:value="1.57" calcext:value-type="float">
            <text:p>1,57000</text:p>
          </table:table-cell>
          <table:table-cell table:formula="of:=0.05" office:value-type="float" office:value="0.05" calcext:value-type="float">
            <text:p>0,05000</text:p>
          </table:table-cell>
          <table:table-cell/>
          <table:table-cell office:value-type="string" calcext:value-type="string">
            <text:p>verde</text:p>
          </table:table-cell>
          <table:table-cell table:formula="of:=[.A46]" office:value-type="float" office:value="549.450549450549" calcext:value-type="float">
            <text:p>549,45055</text:p>
          </table:table-cell>
          <table:table-cell office:value-type="float" office:value="945" calcext:value-type="float">
            <text:p>945,00000</text:p>
          </table:table-cell>
          <table:table-cell table:number-columns-repeated="2"/>
        </table:table-row>
        <table:table-row table:style-name="ro1">
          <table:table-cell table:formula="of:=[.A9]" office:value-type="float" office:value="499.168053244592" calcext:value-type="float">
            <text:p>499,16805</text:p>
          </table:table-cell>
          <table:table-cell office:value-type="float" office:value="322" calcext:value-type="float">
            <text:p>322,00000</text:p>
          </table:table-cell>
          <table:table-cell table:formula="of:=0.005*[.B10]+1" office:value-type="float" office:value="2.61" calcext:value-type="float">
            <text:p>2,61000</text:p>
          </table:table-cell>
          <table:table-cell office:value-type="float" office:value="0.72" calcext:value-type="float">
            <text:p>0,72000</text:p>
          </table:table-cell>
          <table:table-cell table:formula="of:=0.05" office:value-type="float" office:value="0.05" calcext:value-type="float">
            <text:p>0,05000</text:p>
          </table:table-cell>
          <table:table-cell/>
          <table:table-cell office:value-type="string" calcext:value-type="string">
            <text:p>Verde-azzurro</text:p>
          </table:table-cell>
          <table:table-cell table:formula="of:=[.A63]" office:value-type="float" office:value="601.202404809619" calcext:value-type="float">
            <text:p>601,20240</text:p>
          </table:table-cell>
          <table:table-cell office:value-type="float" office:value="1375" calcext:value-type="float">
            <text:p>1375,00000</text:p>
          </table:table-cell>
          <table:table-cell table:number-columns-repeated="2"/>
        </table:table-row>
        <table:table-row table:style-name="ro1">
          <table:table-cell table:formula="of:=[.A10]" office:value-type="float" office:value="499.168053244592" calcext:value-type="float">
            <text:p>499,16805</text:p>
          </table:table-cell>
          <table:table-cell office:value-type="float" office:value="371" calcext:value-type="float">
            <text:p>371,00000</text:p>
          </table:table-cell>
          <table:table-cell table:formula="of:=0.005*[.B11]+1" office:value-type="float" office:value="2.855" calcext:value-type="float">
            <text:p>2,85500</text:p>
          </table:table-cell>
          <table:table-cell office:value-type="float" office:value="0.07" calcext:value-type="float">
            <text:p>0,07000</text:p>
          </table:table-cell>
          <table:table-cell table:formula="of:=0.05" office:value-type="float" office:value="0.05" calcext:value-type="float">
            <text:p>0,05000</text:p>
          </table:table-cell>
          <table:table-cell/>
          <table:table-cell office:value-type="string" calcext:value-type="string">
            <text:p>azzurro</text:p>
          </table:table-cell>
          <table:table-cell table:formula="of:=[.A80]" office:value-type="float" office:value="668.15144766147" calcext:value-type="float">
            <text:p>668,15145</text:p>
          </table:table-cell>
          <table:table-cell office:value-type="float" office:value="1778" calcext:value-type="float">
            <text:p>1778,00000</text:p>
          </table:table-cell>
          <table:table-cell table:number-columns-repeated="2"/>
        </table:table-row>
        <table:table-row table:style-name="ro1">
          <table:table-cell table:formula="of:=[.A11]" office:value-type="float" office:value="499.168053244592" calcext:value-type="float">
            <text:p>499,16805</text:p>
          </table:table-cell>
          <table:table-cell office:value-type="float" office:value="526" calcext:value-type="float">
            <text:p>526,00000</text:p>
          </table:table-cell>
          <table:table-cell table:formula="of:=0.005*[.B12]+1" office:value-type="float" office:value="3.63" calcext:value-type="float">
            <text:p>3,63000</text:p>
          </table:table-cell>
          <table:table-cell office:value-type="float" office:value="-1.11" calcext:value-type="float">
            <text:p>-1,11000</text:p>
          </table:table-cell>
          <table:table-cell table:formula="of:=0.05" office:value-type="float" office:value="0.05" calcext:value-type="float">
            <text:p>0,05000</text:p>
          </table:table-cell>
          <table:table-cell/>
          <table:table-cell office:value-type="string" calcext:value-type="string">
            <text:p>blu</text:p>
          </table:table-cell>
          <table:table-cell table:formula="of:=[.A102]" office:value-type="float" office:value="740.740740740741" calcext:value-type="float">
            <text:p>740,74074</text:p>
          </table:table-cell>
          <table:table-cell office:value-type="float" office:value="1345" calcext:value-type="float">
            <text:p>1345,00000</text:p>
          </table:table-cell>
          <table:table-cell table:number-columns-repeated="2"/>
        </table:table-row>
        <table:table-row table:style-name="ro1">
          <table:table-cell table:formula="of:=[.A12]" office:value-type="float" office:value="499.168053244592" calcext:value-type="float">
            <text:p>499,16805</text:p>
          </table:table-cell>
          <table:table-cell office:value-type="float" office:value="618" calcext:value-type="float">
            <text:p>618,00000</text:p>
          </table:table-cell>
          <table:table-cell table:formula="of:=0.005*[.B13]+1" office:value-type="float" office:value="4.09" calcext:value-type="float">
            <text:p>4,09000</text:p>
          </table:table-cell>
          <table:table-cell office:value-type="float" office:value="-1.4" calcext:value-type="float">
            <text:p>-1,40000</text:p>
          </table:table-cell>
          <table:table-cell table:formula="of:=0.05" office:value-type="float" office:value="0.05" calcext:value-type="float">
            <text:p>0,05000</text:p>
          </table:table-cell>
          <table:table-cell table:number-columns-repeated="6"/>
        </table:table-row>
        <table:table-row table:style-name="ro1">
          <table:table-cell table:formula="of:=[.A13]" office:value-type="float" office:value="499.168053244592" calcext:value-type="float">
            <text:p>499,16805</text:p>
          </table:table-cell>
          <table:table-cell office:value-type="float" office:value="913" calcext:value-type="float">
            <text:p>913,00000</text:p>
          </table:table-cell>
          <table:table-cell table:formula="of:=0.005*[.B14]+1" office:value-type="float" office:value="5.565" calcext:value-type="float">
            <text:p>5,56500</text:p>
          </table:table-cell>
          <table:table-cell office:value-type="float" office:value="-1.67" calcext:value-type="float">
            <text:p>-1,67000</text:p>
          </table:table-cell>
          <table:table-cell table:formula="of:=0.05" office:value-type="float" office:value="0.05" calcext:value-type="float">
            <text:p>0,05000</text:p>
          </table:table-cell>
          <table:table-cell table:number-columns-repeated="6"/>
        </table:table-row>
        <table:table-row table:style-name="ro1">
          <table:table-cell table:formula="of:=[.A14]" office:value-type="float" office:value="499.168053244592" calcext:value-type="float">
            <text:p>499,16805</text:p>
          </table:table-cell>
          <table:table-cell office:value-type="float" office:value="1424" calcext:value-type="float">
            <text:p>1424,00000</text:p>
          </table:table-cell>
          <table:table-cell table:formula="of:=0.005*[.B15]+1" office:value-type="float" office:value="8.12" calcext:value-type="float">
            <text:p>8,12000</text:p>
          </table:table-cell>
          <table:table-cell office:value-type="float" office:value="-1.74" calcext:value-type="float">
            <text:p>-1,74000</text:p>
          </table:table-cell>
          <table:table-cell table:formula="of:=0.01"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15]" office:value-type="float" office:value="499.168053244592" calcext:value-type="float">
            <text:p>499,16805</text:p>
          </table:table-cell>
          <table:table-cell office:value-type="float" office:value="1606" calcext:value-type="float">
            <text:p>1606,00000</text:p>
          </table:table-cell>
          <table:table-cell table:formula="of:=0.005*[.B16]+1" office:value-type="float" office:value="9.03" calcext:value-type="float">
            <text:p>9,03000</text:p>
          </table:table-cell>
          <table:table-cell office:value-type="float" office:value="-1.76" calcext:value-type="float">
            <text:p>-1,76000</text:p>
          </table:table-cell>
          <table:table-cell table:formula="of:=0.01"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16]" office:value-type="float" office:value="499.168053244592" calcext:value-type="float">
            <text:p>499,16805</text:p>
          </table:table-cell>
          <table:table-cell office:value-type="float" office:value="1924" calcext:value-type="float">
            <text:p>1924,00000</text:p>
          </table:table-cell>
          <table:table-cell table:formula="of:=0.005*[.B17]+1" office:value-type="float" office:value="10.62" calcext:value-type="float">
            <text:p>10,62000</text:p>
          </table:table-cell>
          <table:table-cell office:value-type="float" office:value="-1.78" calcext:value-type="float">
            <text:p>-1,78000</text:p>
          </table:table-cell>
          <table:table-cell table:formula="of:=0.01"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GIALLI</text:p>
          </table:table-cell>
          <table:table-cell office:value-type="float" office:value="567" calcext:value-type="float">
            <text:p>567,00000</text:p>
          </table:table-cell>
          <table:table-cell table:formula="of:=567/(10^9)" office:value-type="float" office:value="0.000000567" calcext:value-type="float">
            <text:p>0,00000</text:p>
          </table:table-cell>
          <table:table-cell office:value-type="string" calcext:value-type="string">
            <text:p>Giallo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f(THz)</text:p>
          </table:table-cell>
          <table:table-cell table:style-name="Default" office:value-type="string" calcext:value-type="string">
            <text:p>V(mV)</text:p>
          </table:table-cell>
          <table:table-cell table:style-name="Default" office:value-type="string" calcext:value-type="string">
            <text:p>dV(mV)</text:p>
          </table:table-cell>
          <table:table-cell table:style-name="Default" office:value-type="string" calcext:value-type="string">
            <text:p>I(nA)</text:p>
          </table:table-cell>
          <table:table-cell table:style-name="Default" office:value-type="string" calcext:value-type="string">
            <text:p>dI(nA)</text:p>
          </table:table-cell>
          <table:table-cell table:number-columns-repeated="6"/>
        </table:table-row>
        <table:table-row table:style-name="ro1">
          <table:table-cell table:style-name="ce2" table:formula="of:=((3*10^8)/[.C20])/(10^(12))" office:value-type="float" office:value="529.100529100529" calcext:value-type="float">
            <text:p>529,10053</text:p>
          </table:table-cell>
          <table:table-cell office:value-type="float" office:value="11.4" calcext:value-type="float">
            <text:p>11,40000</text:p>
          </table:table-cell>
          <table:table-cell table:style-name="ce2" table:formula="of:=[.B22]*0.005+0.1" office:value-type="float" office:value="0.157" calcext:value-type="float">
            <text:p>0,15700</text:p>
          </table:table-cell>
          <table:table-cell office:value-type="float" office:value="11.8" calcext:value-type="float">
            <text:p>11,80000</text:p>
          </table:table-cell>
          <table:table-cell office:value-type="float" office:value="0.1" calcext:value-type="float">
            <text:p>0,10000</text:p>
          </table:table-cell>
          <table:table-cell table:number-columns-repeated="6"/>
        </table:table-row>
        <table:table-row table:style-name="ro1">
          <table:table-cell table:formula="of:=[.A22]" office:value-type="float" office:value="529.100529100529" calcext:value-type="float">
            <text:p>529,10053</text:p>
          </table:table-cell>
          <table:table-cell office:value-type="float" office:value="49.1" calcext:value-type="float">
            <text:p>49,10000</text:p>
          </table:table-cell>
          <table:table-cell table:formula="of:=[.B23]*0.005+0.1" office:value-type="float" office:value="0.3455" calcext:value-type="float">
            <text:p>0,34550</text:p>
          </table:table-cell>
          <table:table-cell office:value-type="float" office:value="8.52" calcext:value-type="float">
            <text:p>8,52000</text:p>
          </table:table-cell>
          <table:table-cell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23]" office:value-type="float" office:value="529.100529100529" calcext:value-type="float">
            <text:p>529,10053</text:p>
          </table:table-cell>
          <table:table-cell office:value-type="float" office:value="164" calcext:value-type="float">
            <text:p>164,00000</text:p>
          </table:table-cell>
          <table:table-cell table:formula="of:=[.B24]*0.005+0.1" office:value-type="float" office:value="0.92" calcext:value-type="float">
            <text:p>0,92000</text:p>
          </table:table-cell>
          <table:table-cell office:value-type="float" office:value="2.4" calcext:value-type="float">
            <text:p>2,40000</text:p>
          </table:table-cell>
          <table:table-cell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24]" office:value-type="float" office:value="529.100529100529" calcext:value-type="float">
            <text:p>529,10053</text:p>
          </table:table-cell>
          <table:table-cell office:value-type="float" office:value="250" calcext:value-type="float">
            <text:p>250,00000</text:p>
          </table:table-cell>
          <table:table-cell table:formula="of:=[.B25]*0.005+1" office:value-type="float" office:value="2.25" calcext:value-type="float">
            <text:p>2,25000</text:p>
          </table:table-cell>
          <table:table-cell table:style-name="ce3" office:value-type="float" office:value="0.16" calcext:value-type="float">
            <text:p>0,16000</text:p>
          </table:table-cell>
          <table:table-cell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25]" office:value-type="float" office:value="529.100529100529" calcext:value-type="float">
            <text:p>529,10053</text:p>
          </table:table-cell>
          <table:table-cell office:value-type="float" office:value="352" calcext:value-type="float">
            <text:p>352,00000</text:p>
          </table:table-cell>
          <table:table-cell table:formula="of:=[.B26]*0.005+1" office:value-type="float" office:value="2.76" calcext:value-type="float">
            <text:p>2,76000</text:p>
          </table:table-cell>
          <table:table-cell office:value-type="float" office:value="-1.18" calcext:value-type="float">
            <text:p>-1,18000</text:p>
          </table:table-cell>
          <table:table-cell table:formula="of:=[.E25]"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26]" office:value-type="float" office:value="529.100529100529" calcext:value-type="float">
            <text:p>529,10053</text:p>
          </table:table-cell>
          <table:table-cell office:value-type="float" office:value="456" calcext:value-type="float">
            <text:p>456,00000</text:p>
          </table:table-cell>
          <table:table-cell table:formula="of:=[.B27]*0.005+1" office:value-type="float" office:value="3.28" calcext:value-type="float">
            <text:p>3,28000</text:p>
          </table:table-cell>
          <table:table-cell office:value-type="float" office:value="-1.78" calcext:value-type="float">
            <text:p>-1,78000</text:p>
          </table:table-cell>
          <table:table-cell table:formula="of:=[.E26]"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27]" office:value-type="float" office:value="529.100529100529" calcext:value-type="float">
            <text:p>529,10053</text:p>
          </table:table-cell>
          <table:table-cell office:value-type="float" office:value="503" calcext:value-type="float">
            <text:p>503,00000</text:p>
          </table:table-cell>
          <table:table-cell table:formula="of:=[.B28]*0.005+1" office:value-type="float" office:value="3.515" calcext:value-type="float">
            <text:p>3,51500</text:p>
          </table:table-cell>
          <table:table-cell office:value-type="float" office:value="-1.9" calcext:value-type="float">
            <text:p>-1,90000</text:p>
          </table:table-cell>
          <table:table-cell table:formula="of:=[.E27]"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28]" office:value-type="float" office:value="529.100529100529" calcext:value-type="float">
            <text:p>529,10053</text:p>
          </table:table-cell>
          <table:table-cell office:value-type="float" office:value="553" calcext:value-type="float">
            <text:p>553,00000</text:p>
          </table:table-cell>
          <table:table-cell table:formula="of:=[.B29]*0.005+1" office:value-type="float" office:value="3.765" calcext:value-type="float">
            <text:p>3,76500</text:p>
          </table:table-cell>
          <table:table-cell office:value-type="float" office:value="-1.99" calcext:value-type="float">
            <text:p>-1,99000</text:p>
          </table:table-cell>
          <table:table-cell table:formula="of:=[.E28]"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29]" office:value-type="float" office:value="529.100529100529" calcext:value-type="float">
            <text:p>529,10053</text:p>
          </table:table-cell>
          <table:table-cell office:value-type="float" office:value="610" calcext:value-type="float">
            <text:p>610,00000</text:p>
          </table:table-cell>
          <table:table-cell table:formula="of:=[.B30]*0.005+1" office:value-type="float" office:value="4.05" calcext:value-type="float">
            <text:p>4,05000</text:p>
          </table:table-cell>
          <table:table-cell office:value-type="float" office:value="-2.04" calcext:value-type="float">
            <text:p>-2,04000</text:p>
          </table:table-cell>
          <table:table-cell table:formula="of:=[.E29]"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30]" office:value-type="float" office:value="529.100529100529" calcext:value-type="float">
            <text:p>529,10053</text:p>
          </table:table-cell>
          <table:table-cell office:value-type="float" office:value="871" calcext:value-type="float">
            <text:p>871,00000</text:p>
          </table:table-cell>
          <table:table-cell table:formula="of:=[.B31]*0.005+1" office:value-type="float" office:value="5.355" calcext:value-type="float">
            <text:p>5,35500</text:p>
          </table:table-cell>
          <table:table-cell office:value-type="float" office:value="-2.17" calcext:value-type="float">
            <text:p>-2,17000</text:p>
          </table:table-cell>
          <table:table-cell table:formula="of:=[.E30]"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31]" office:value-type="float" office:value="529.100529100529" calcext:value-type="float">
            <text:p>529,10053</text:p>
          </table:table-cell>
          <table:table-cell office:value-type="float" office:value="1230" calcext:value-type="float">
            <text:p>1230,00000</text:p>
          </table:table-cell>
          <table:table-cell table:formula="of:=[.B32]*0.005+1" office:value-type="float" office:value="7.15" calcext:value-type="float">
            <text:p>7,15000</text:p>
          </table:table-cell>
          <table:table-cell office:value-type="float" office:value="-2.23" calcext:value-type="float">
            <text:p>-2,23000</text:p>
          </table:table-cell>
          <table:table-cell table:formula="of:=[.E31]"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32]" office:value-type="float" office:value="529.100529100529" calcext:value-type="float">
            <text:p>529,10053</text:p>
          </table:table-cell>
          <table:table-cell office:value-type="float" office:value="1613" calcext:value-type="float">
            <text:p>1613,00000</text:p>
          </table:table-cell>
          <table:table-cell table:formula="of:=[.B33]*0.005+1" office:value-type="float" office:value="9.065" calcext:value-type="float">
            <text:p>9,06500</text:p>
          </table:table-cell>
          <table:table-cell office:value-type="float" office:value="-2.27" calcext:value-type="float">
            <text:p>-2,27000</text:p>
          </table:table-cell>
          <table:table-cell table:formula="of:=[.E32]"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33]" office:value-type="float" office:value="529.100529100529" calcext:value-type="float">
            <text:p>529,10053</text:p>
          </table:table-cell>
          <table:table-cell office:value-type="float" office:value="1935" calcext:value-type="float">
            <text:p>1935,00000</text:p>
          </table:table-cell>
          <table:table-cell table:formula="of:=[.B34]*0.005+1" office:value-type="float" office:value="10.675" calcext:value-type="float">
            <text:p>10,67500</text:p>
          </table:table-cell>
          <table:table-cell office:value-type="float" office:value="-2.3" calcext:value-type="float">
            <text:p>-2,30000</text:p>
          </table:table-cell>
          <table:table-cell table:formula="of:=[.E33]"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34]" office:value-type="float" office:value="529.100529100529" calcext:value-type="float">
            <text:p>529,10053</text:p>
          </table:table-cell>
          <table:table-cell office:value-type="float" office:value="2010" calcext:value-type="float">
            <text:p>2010,00000</text:p>
          </table:table-cell>
          <table:table-cell table:formula="of:=[.B35]*0.005+10" office:value-type="float" office:value="20.05" calcext:value-type="float">
            <text:p>20,05000</text:p>
          </table:table-cell>
          <table:table-cell office:value-type="float" office:value="-2.3" calcext:value-type="float">
            <text:p>-2,30000</text:p>
          </table:table-cell>
          <table:table-cell table:formula="of:=[.E34]"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35]" office:value-type="float" office:value="529.100529100529" calcext:value-type="float">
            <text:p>529,10053</text:p>
          </table:table-cell>
          <table:table-cell office:value-type="float" office:value="109" calcext:value-type="float">
            <text:p>109,00000</text:p>
          </table:table-cell>
          <table:table-cell table:formula="of:=[.B36]*0.005+0.1" office:value-type="float" office:value="0.645" calcext:value-type="float">
            <text:p>0,64500</text:p>
          </table:table-cell>
          <table:table-cell office:value-type="float" office:value="3.76" calcext:value-type="float">
            <text:p>3,76000</text:p>
          </table:table-cell>
          <table:table-cell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36]" office:value-type="float" office:value="529.100529100529" calcext:value-type="float">
            <text:p>529,10053</text:p>
          </table:table-cell>
          <table:table-cell office:value-type="float" office:value="304" calcext:value-type="float">
            <text:p>304,00000</text:p>
          </table:table-cell>
          <table:table-cell table:formula="of:=[.B37]*0.005+0.1" office:value-type="float" office:value="1.62" calcext:value-type="float">
            <text:p>1,62000</text:p>
          </table:table-cell>
          <table:table-cell office:value-type="float" office:value="-0.9" calcext:value-type="float">
            <text:p>-0,90000</text:p>
          </table:table-cell>
          <table:table-cell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37]" office:value-type="float" office:value="529.100529100529" calcext:value-type="float">
            <text:p>529,10053</text:p>
          </table:table-cell>
          <table:table-cell office:value-type="float" office:value="2300" calcext:value-type="float">
            <text:p>2300,00000</text:p>
          </table:table-cell>
          <table:table-cell table:formula="of:=[.B38]*0.005+10" office:value-type="float" office:value="21.5" calcext:value-type="float">
            <text:p>21,50000</text:p>
          </table:table-cell>
          <table:table-cell office:value-type="float" office:value="-2.32" calcext:value-type="float">
            <text:p>-2,32000</text:p>
          </table:table-cell>
          <table:table-cell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38]" office:value-type="float" office:value="529.100529100529" calcext:value-type="float">
            <text:p>529,10053</text:p>
          </table:table-cell>
          <table:table-cell office:value-type="float" office:value="201" calcext:value-type="float">
            <text:p>201,00000</text:p>
          </table:table-cell>
          <table:table-cell table:style-name="ce2" table:formula="of:=[.B39]*0.005+0.1" office:value-type="float" office:value="1.105" calcext:value-type="float">
            <text:p>1,10500</text:p>
          </table:table-cell>
          <table:table-cell office:value-type="float" office:value="1.35" calcext:value-type="float">
            <text:p>1,35000</text:p>
          </table:table-cell>
          <table:table-cell office:value-type="float" office:value="0.05" calcext:value-type="float">
            <text:p>0,050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546" calcext:value-type="float">
            <text:p>546,00000</text:p>
          </table:table-cell>
          <table:table-cell table:formula="of:=546/(10^9)" office:value-type="float" office:value="0.000000546" calcext:value-type="float">
            <text:p>0,00000</text:p>
          </table:table-cell>
          <table:table-cell office:value-type="string" calcext:value-type="string">
            <text:p>Verde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f(THz)</text:p>
          </table:table-cell>
          <table:table-cell table:style-name="Default" office:value-type="string" calcext:value-type="string">
            <text:p>V(mV)</text:p>
          </table:table-cell>
          <table:table-cell table:style-name="Default" office:value-type="string" calcext:value-type="string">
            <text:p>dV(mV)</text:p>
          </table:table-cell>
          <table:table-cell table:style-name="Default" office:value-type="string" calcext:value-type="string">
            <text:p>I(nA)</text:p>
          </table:table-cell>
          <table:table-cell table:style-name="Default" office:value-type="string" calcext:value-type="string">
            <text:p>dI(nA)</text:p>
          </table:table-cell>
          <table:table-cell table:number-columns-repeated="6"/>
        </table:table-row>
        <table:table-row table:style-name="ro1">
          <table:table-cell table:formula="of:=((3*10^8)/[.C41])/(10^(12))" office:value-type="float" office:value="549.450549450549" calcext:value-type="float">
            <text:p>549,45055</text:p>
          </table:table-cell>
          <table:table-cell office:value-type="float" office:value="9.9" calcext:value-type="float">
            <text:p>9,90000</text:p>
          </table:table-cell>
          <table:table-cell table:style-name="ce2" table:formula="of:=[.B43]*0.005+0.1" office:value-type="float" office:value="0.1495" calcext:value-type="float">
            <text:p>0,14950</text:p>
          </table:table-cell>
          <table:table-cell office:value-type="float" office:value="17.42" calcext:value-type="float">
            <text:p>17,42000</text:p>
          </table:table-cell>
          <table:table-cell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43]" office:value-type="float" office:value="549.450549450549" calcext:value-type="float">
            <text:p>549,45055</text:p>
          </table:table-cell>
          <table:table-cell office:value-type="float" office:value="71.1" calcext:value-type="float">
            <text:p>71,10000</text:p>
          </table:table-cell>
          <table:table-cell table:style-name="ce2" table:formula="of:=[.B44]*0.005+0.1" office:value-type="float" office:value="0.4555" calcext:value-type="float">
            <text:p>0,45550</text:p>
          </table:table-cell>
          <table:table-cell office:value-type="float" office:value="10.3" calcext:value-type="float">
            <text:p>10,30000</text:p>
          </table:table-cell>
          <table:table-cell office:value-type="float" office:value="0.1" calcext:value-type="float">
            <text:p>0,10000</text:p>
          </table:table-cell>
          <table:table-cell table:number-columns-repeated="6"/>
        </table:table-row>
        <table:table-row table:style-name="ro1">
          <table:table-cell table:formula="of:=[.A44]" office:value-type="float" office:value="549.450549450549" calcext:value-type="float">
            <text:p>549,45055</text:p>
          </table:table-cell>
          <table:table-cell office:value-type="float" office:value="141" calcext:value-type="float">
            <text:p>141,00000</text:p>
          </table:table-cell>
          <table:table-cell table:style-name="ce2" table:formula="of:=[.B45]*0.005+1" office:value-type="float" office:value="1.705" calcext:value-type="float">
            <text:p>1,70500</text:p>
          </table:table-cell>
          <table:table-cell office:value-type="float" office:value="5.4" calcext:value-type="float">
            <text:p>5,40000</text:p>
          </table:table-cell>
          <table:table-cell office:value-type="float" office:value="0.05" calcext:value-type="float">
            <text:p>0,05000</text:p>
          </table:table-cell>
          <table:table-cell table:number-columns-repeated="6"/>
        </table:table-row>
        <table:table-row table:style-name="ro1">
          <table:table-cell table:formula="of:=[.A45]" office:value-type="float" office:value="549.450549450549" calcext:value-type="float">
            <text:p>549,45055</text:p>
          </table:table-cell>
          <table:table-cell office:value-type="float" office:value="220" calcext:value-type="float">
            <text:p>220,00000</text:p>
          </table:table-cell>
          <table:table-cell table:style-name="ce2" table:formula="of:=[.B46]*0.005+1" office:value-type="float" office:value="2.1" calcext:value-type="float">
            <text:p>2,10000</text:p>
          </table:table-cell>
          <table:table-cell office:value-type="float" office:value="1.84" calcext:value-type="float">
            <text:p>1,84000</text:p>
          </table:table-cell>
          <table:table-cell office:value-type="float" office:value="0.05" calcext:value-type="float">
            <text:p>0,05000</text:p>
          </table:table-cell>
          <table:table-cell table:number-columns-repeated="6"/>
        </table:table-row>
        <table:table-row table:style-name="ro1">
          <table:table-cell table:formula="of:=[.A46]" office:value-type="float" office:value="549.450549450549" calcext:value-type="float">
            <text:p>549,45055</text:p>
          </table:table-cell>
          <table:table-cell office:value-type="float" office:value="300" calcext:value-type="float">
            <text:p>300,00000</text:p>
          </table:table-cell>
          <table:table-cell table:style-name="ce2" table:formula="of:=[.B47]*0.005+1" office:value-type="float" office:value="2.5" calcext:value-type="float">
            <text:p>2,50000</text:p>
          </table:table-cell>
          <table:table-cell table:style-name="ce3" office:value-type="float" office:value="-0.14" calcext:value-type="float">
            <text:p>-0,14000</text:p>
          </table:table-cell>
          <table:table-cell office:value-type="float" office:value="0.05" calcext:value-type="float">
            <text:p>0,05000</text:p>
          </table:table-cell>
          <table:table-cell table:number-columns-repeated="6"/>
        </table:table-row>
        <table:table-row table:style-name="ro1">
          <table:table-cell table:formula="of:=[.A47]" office:value-type="float" office:value="549.450549450549" calcext:value-type="float">
            <text:p>549,45055</text:p>
          </table:table-cell>
          <table:table-cell office:value-type="float" office:value="452" calcext:value-type="float">
            <text:p>452,00000</text:p>
          </table:table-cell>
          <table:table-cell table:style-name="ce2" table:formula="of:=[.B48]*0.005+1" office:value-type="float" office:value="3.26" calcext:value-type="float">
            <text:p>3,26000</text:p>
          </table:table-cell>
          <table:table-cell office:value-type="float" office:value="-1.76" calcext:value-type="float">
            <text:p>-1,76000</text:p>
          </table:table-cell>
          <table:table-cell office:value-type="float" office:value="0.05" calcext:value-type="float">
            <text:p>0,05000</text:p>
          </table:table-cell>
          <table:table-cell table:number-columns-repeated="6"/>
        </table:table-row>
        <table:table-row table:style-name="ro1">
          <table:table-cell table:formula="of:=[.A48]" office:value-type="float" office:value="549.450549450549" calcext:value-type="float">
            <text:p>549,45055</text:p>
          </table:table-cell>
          <table:table-cell office:value-type="float" office:value="503" calcext:value-type="float">
            <text:p>503,00000</text:p>
          </table:table-cell>
          <table:table-cell table:style-name="ce2" table:formula="of:=[.B49]*0.005+1" office:value-type="float" office:value="3.515" calcext:value-type="float">
            <text:p>3,51500</text:p>
          </table:table-cell>
          <table:table-cell office:value-type="float" office:value="-1.91" calcext:value-type="float">
            <text:p>-1,91000</text:p>
          </table:table-cell>
          <table:table-cell office:value-type="float" office:value="0.05" calcext:value-type="float">
            <text:p>0,05000</text:p>
          </table:table-cell>
          <table:table-cell table:number-columns-repeated="6"/>
        </table:table-row>
        <table:table-row table:style-name="ro1">
          <table:table-cell table:formula="of:=[.A49]" office:value-type="float" office:value="549.450549450549" calcext:value-type="float">
            <text:p>549,45055</text:p>
          </table:table-cell>
          <table:table-cell office:value-type="float" office:value="551" calcext:value-type="float">
            <text:p>551,00000</text:p>
          </table:table-cell>
          <table:table-cell table:style-name="ce2" table:formula="of:=[.B50]*0.005+1" office:value-type="float" office:value="3.755" calcext:value-type="float">
            <text:p>3,75500</text:p>
          </table:table-cell>
          <table:table-cell office:value-type="float" office:value="-1.98" calcext:value-type="float">
            <text:p>-1,98000</text:p>
          </table:table-cell>
          <table:table-cell table:formula="of:=[.E49]" office:value-type="float" office:value="0.05" calcext:value-type="float">
            <text:p>0,05000</text:p>
          </table:table-cell>
          <table:table-cell table:number-columns-repeated="6"/>
        </table:table-row>
        <table:table-row table:style-name="ro1">
          <table:table-cell table:formula="of:=[.A50]" office:value-type="float" office:value="549.450549450549" calcext:value-type="float">
            <text:p>549,45055</text:p>
          </table:table-cell>
          <table:table-cell office:value-type="float" office:value="802" calcext:value-type="float">
            <text:p>802,00000</text:p>
          </table:table-cell>
          <table:table-cell table:style-name="ce2" table:formula="of:=[.B51]*0.005+1" office:value-type="float" office:value="5.01" calcext:value-type="float">
            <text:p>5,01000</text:p>
          </table:table-cell>
          <table:table-cell office:value-type="float" office:value="-2.07" calcext:value-type="float">
            <text:p>-2,07000</text:p>
          </table:table-cell>
          <table:table-cell table:formula="of:=[.E50]" office:value-type="float" office:value="0.05" calcext:value-type="float">
            <text:p>0,05000</text:p>
          </table:table-cell>
          <table:table-cell table:number-columns-repeated="6"/>
        </table:table-row>
        <table:table-row table:style-name="ro1">
          <table:table-cell table:formula="of:=[.A51]" office:value-type="float" office:value="549.450549450549" calcext:value-type="float">
            <text:p>549,45055</text:p>
          </table:table-cell>
          <table:table-cell office:value-type="float" office:value="1219" calcext:value-type="float">
            <text:p>1219,00000</text:p>
          </table:table-cell>
          <table:table-cell table:style-name="ce2" table:formula="of:=[.B52]*0.005+1" office:value-type="float" office:value="7.095" calcext:value-type="float">
            <text:p>7,09500</text:p>
          </table:table-cell>
          <table:table-cell office:value-type="float" office:value="-2.11" calcext:value-type="float">
            <text:p>-2,11000</text:p>
          </table:table-cell>
          <table:table-cell table:formula="of:=[.E51]" office:value-type="float" office:value="0.05" calcext:value-type="float">
            <text:p>0,05000</text:p>
          </table:table-cell>
          <table:table-cell office:value-type="string" calcext:value-type="string">
            <text:p>da correggere gli errori, quelli più avanti sono molto stabili</text:p>
          </table:table-cell>
          <table:table-cell table:number-columns-repeated="5"/>
        </table:table-row>
        <table:table-row table:style-name="ro1">
          <table:table-cell table:formula="of:=[.A52]" office:value-type="float" office:value="549.450549450549" calcext:value-type="float">
            <text:p>549,45055</text:p>
          </table:table-cell>
          <table:table-cell office:value-type="float" office:value="1563" calcext:value-type="float">
            <text:p>1563,00000</text:p>
          </table:table-cell>
          <table:table-cell table:style-name="ce2" table:formula="of:=[.B53]*0.005+1" office:value-type="float" office:value="8.815" calcext:value-type="float">
            <text:p>8,81500</text:p>
          </table:table-cell>
          <table:table-cell office:value-type="float" office:value="-2.13" calcext:value-type="float">
            <text:p>-2,13000</text:p>
          </table:table-cell>
          <table:table-cell table:formula="of:=[.E52]" office:value-type="float" office:value="0.05" calcext:value-type="float">
            <text:p>0,05000</text:p>
          </table:table-cell>
          <table:table-cell table:number-columns-repeated="6"/>
        </table:table-row>
        <table:table-row table:style-name="ro1">
          <table:table-cell table:formula="of:=[.A53]" office:value-type="float" office:value="549.450549450549" calcext:value-type="float">
            <text:p>549,45055</text:p>
          </table:table-cell>
          <table:table-cell office:value-type="float" office:value="1804" calcext:value-type="float">
            <text:p>1804,00000</text:p>
          </table:table-cell>
          <table:table-cell table:style-name="ce2" table:formula="of:=[.B54]*0.005+1" office:value-type="float" office:value="10.02" calcext:value-type="float">
            <text:p>10,02000</text:p>
          </table:table-cell>
          <table:table-cell office:value-type="float" office:value="-2.15" calcext:value-type="float">
            <text:p>-2,15000</text:p>
          </table:table-cell>
          <table:table-cell table:formula="of:=[.E53]" office:value-type="float" office:value="0.05" calcext:value-type="float">
            <text:p>0,05000</text:p>
          </table:table-cell>
          <table:table-cell table:number-columns-repeated="6"/>
        </table:table-row>
        <table:table-row table:style-name="ro1">
          <table:table-cell table:formula="of:=[.A54]" office:value-type="float" office:value="549.450549450549" calcext:value-type="float">
            <text:p>549,45055</text:p>
          </table:table-cell>
          <table:table-cell office:value-type="float" office:value="2090" calcext:value-type="float">
            <text:p>2090,00000</text:p>
          </table:table-cell>
          <table:table-cell table:style-name="ce2" table:formula="of:=[.B55]*0.005+10" office:value-type="float" office:value="20.45" calcext:value-type="float">
            <text:p>20,45000</text:p>
          </table:table-cell>
          <table:table-cell office:value-type="float" office:value="-2.16" calcext:value-type="float">
            <text:p>-2,16000</text:p>
          </table:table-cell>
          <table:table-cell table:formula="of:=[.E54]" office:value-type="float" office:value="0.05" calcext:value-type="float">
            <text:p>0,05000</text:p>
          </table:table-cell>
          <table:table-cell table:number-columns-repeated="6"/>
        </table:table-row>
        <table:table-row table:style-name="ro1">
          <table:table-cell table:formula="of:=[.A55]" office:value-type="float" office:value="549.450549450549" calcext:value-type="float">
            <text:p>549,45055</text:p>
          </table:table-cell>
          <table:table-cell office:value-type="float" office:value="2490" calcext:value-type="float">
            <text:p>2490,00000</text:p>
          </table:table-cell>
          <table:table-cell table:style-name="ce2" table:formula="of:=[.B56]*0.005+10" office:value-type="float" office:value="22.45" calcext:value-type="float">
            <text:p>22,45000</text:p>
          </table:table-cell>
          <table:table-cell office:value-type="float" office:value="-2.17" calcext:value-type="float">
            <text:p>-2,17000</text:p>
          </table:table-cell>
          <table:table-cell table:formula="of:=[.E55]" office:value-type="float" office:value="0.05" calcext:value-type="float">
            <text:p>0,05000</text:p>
          </table:table-cell>
          <table:table-cell table:number-columns-repeated="6"/>
        </table:table-row>
        <table:table-row table:style-name="ro1">
          <table:table-cell table:formula="of:=[.A56]" office:value-type="float" office:value="549.450549450549" calcext:value-type="float">
            <text:p>549,45055</text:p>
          </table:table-cell>
          <table:table-cell office:value-type="float" office:value="404" calcext:value-type="float">
            <text:p>404,00000</text:p>
          </table:table-cell>
          <table:table-cell table:style-name="ce2" table:formula="of:=[.B57]*0.005+1" office:value-type="float" office:value="3.02" calcext:value-type="float">
            <text:p>3,02000</text:p>
          </table:table-cell>
          <table:table-cell office:value-type="float" office:value="-1.33" calcext:value-type="float">
            <text:p>-1,33000</text:p>
          </table:table-cell>
          <table:table-cell table:formula="of:=[.E56]" office:value-type="float" office:value="0.05" calcext:value-type="float">
            <text:p>0,05000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float" office:value="499" calcext:value-type="float">
            <text:p>499,00000</text:p>
          </table:table-cell>
          <table:table-cell table:formula="of:=499/(10^9)" office:value-type="float" office:value="0.000000499" calcext:value-type="float">
            <text:p>0,00000</text:p>
          </table:table-cell>
          <table:table-cell office:value-type="string" calcext:value-type="string">
            <text:p>Verde-Azzurro</text:p>
          </table:table-cell>
          <table:table-cell office:value-type="string" calcext:value-type="string">
            <text:p>banda passante</text:p>
          </table:table-cell>
          <table:table-cell office:value-type="float" office:value="11" calcext:value-type="float">
            <text:p>11,0000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(THz)</text:p>
          </table:table-cell>
          <table:table-cell table:style-name="Default" office:value-type="string" calcext:value-type="string">
            <text:p>V(mV)</text:p>
          </table:table-cell>
          <table:table-cell table:style-name="Default" office:value-type="string" calcext:value-type="string">
            <text:p>dV(mV)</text:p>
          </table:table-cell>
          <table:table-cell table:style-name="Default" office:value-type="string" calcext:value-type="string">
            <text:p>I(nA)</text:p>
          </table:table-cell>
          <table:table-cell table:style-name="Default" office:value-type="string" calcext:value-type="string">
            <text:p>dI(nA)</text:p>
          </table:table-cell>
          <table:table-cell table:number-columns-repeated="6"/>
        </table:table-row>
        <table:table-row table:style-name="ro1">
          <table:table-cell table:formula="of:=((3*10^8)/[.C60])/(10^(12))" office:value-type="float" office:value="601.202404809619" calcext:value-type="float">
            <text:p>601,20240</text:p>
          </table:table-cell>
          <table:table-cell office:value-type="float" office:value="10.2" calcext:value-type="float">
            <text:p>10,20000</text:p>
          </table:table-cell>
          <table:table-cell table:formula="of:=[.B62]*0.005+0.1" office:value-type="float" office:value="0.151" calcext:value-type="float">
            <text:p>0,15100</text:p>
          </table:table-cell>
          <table:table-cell office:value-type="float" office:value="6.18" calcext:value-type="float">
            <text:p>6,18000</text:p>
          </table:table-cell>
          <table:table-cell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62]" office:value-type="float" office:value="601.202404809619" calcext:value-type="float">
            <text:p>601,20240</text:p>
          </table:table-cell>
          <table:table-cell office:value-type="float" office:value="71.7" calcext:value-type="float">
            <text:p>71,70000</text:p>
          </table:table-cell>
          <table:table-cell table:formula="of:=[.B63]*0.005+0.1" office:value-type="float" office:value="0.4585" calcext:value-type="float">
            <text:p>0,45850</text:p>
          </table:table-cell>
          <table:table-cell office:value-type="float" office:value="4.13" calcext:value-type="float">
            <text:p>4,13000</text:p>
          </table:table-cell>
          <table:table-cell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63]" office:value-type="float" office:value="601.202404809619" calcext:value-type="float">
            <text:p>601,20240</text:p>
          </table:table-cell>
          <table:table-cell office:value-type="float" office:value="122.7" calcext:value-type="float">
            <text:p>122,70000</text:p>
          </table:table-cell>
          <table:table-cell table:formula="of:=[.B64]*0.005+0.1" office:value-type="float" office:value="0.7135" calcext:value-type="float">
            <text:p>0,71350</text:p>
          </table:table-cell>
          <table:table-cell office:value-type="float" office:value="2.85" calcext:value-type="float">
            <text:p>2,85000</text:p>
          </table:table-cell>
          <table:table-cell office:value-type="float" office:value="0.05" calcext:value-type="float">
            <text:p>0,05000</text:p>
          </table:table-cell>
          <table:table-cell table:number-columns-repeated="6"/>
        </table:table-row>
        <table:table-row table:style-name="ro1">
          <table:table-cell table:formula="of:=[.A64]" office:value-type="float" office:value="601.202404809619" calcext:value-type="float">
            <text:p>601,20240</text:p>
          </table:table-cell>
          <table:table-cell office:value-type="float" office:value="180.3" calcext:value-type="float">
            <text:p>180,30000</text:p>
          </table:table-cell>
          <table:table-cell table:formula="of:=[.B65]*0.005+0.1" office:value-type="float" office:value="1.0015" calcext:value-type="float">
            <text:p>1,00150</text:p>
          </table:table-cell>
          <table:table-cell office:value-type="float" office:value="1.73" calcext:value-type="float">
            <text:p>1,73000</text:p>
          </table:table-cell>
          <table:table-cell office:value-type="float" office:value="0.02" calcext:value-type="float">
            <text:p>0,02000</text:p>
          </table:table-cell>
          <table:table-cell table:number-columns-repeated="6"/>
        </table:table-row>
        <table:table-row table:style-name="ro1">
          <table:table-cell table:formula="of:=[.A65]" office:value-type="float" office:value="601.202404809619" calcext:value-type="float">
            <text:p>601,20240</text:p>
          </table:table-cell>
          <table:table-cell office:value-type="float" office:value="347" calcext:value-type="float">
            <text:p>347,00000</text:p>
          </table:table-cell>
          <table:table-cell table:formula="of:=[.B66]*0.005+1" office:value-type="float" office:value="2.735" calcext:value-type="float">
            <text:p>2,73500</text:p>
          </table:table-cell>
          <table:table-cell table:style-name="ce3" office:value-type="float" office:value="-0.33" calcext:value-type="float">
            <text:p>-0,33000</text:p>
          </table:table-cell>
          <table:table-cell office:value-type="float" office:value="0.05" calcext:value-type="float">
            <text:p>0,05000</text:p>
          </table:table-cell>
          <table:table-cell table:number-columns-repeated="6"/>
        </table:table-row>
        <table:table-row table:style-name="ro1">
          <table:table-cell table:formula="of:=[.A66]" office:value-type="float" office:value="601.202404809619" calcext:value-type="float">
            <text:p>601,20240</text:p>
          </table:table-cell>
          <table:table-cell office:value-type="float" office:value="404" calcext:value-type="float">
            <text:p>404,00000</text:p>
          </table:table-cell>
          <table:table-cell table:formula="of:=[.B67]*0.005+1" office:value-type="float" office:value="3.02" calcext:value-type="float">
            <text:p>3,02000</text:p>
          </table:table-cell>
          <table:table-cell office:value-type="float" office:value="-0.68" calcext:value-type="float">
            <text:p>-0,68000</text:p>
          </table:table-cell>
          <table:table-cell office:value-type="float" office:value="0.02" calcext:value-type="float">
            <text:p>0,02000</text:p>
          </table:table-cell>
          <table:table-cell table:number-columns-repeated="6"/>
        </table:table-row>
        <table:table-row table:style-name="ro1">
          <table:table-cell table:formula="of:=[.A67]" office:value-type="float" office:value="601.202404809619" calcext:value-type="float">
            <text:p>601,20240</text:p>
          </table:table-cell>
          <table:table-cell office:value-type="float" office:value="451" calcext:value-type="float">
            <text:p>451,00000</text:p>
          </table:table-cell>
          <table:table-cell table:formula="of:=[.B68]*0.005+1" office:value-type="float" office:value="3.255" calcext:value-type="float">
            <text:p>3,25500</text:p>
          </table:table-cell>
          <table:table-cell office:value-type="float" office:value="-0.91" calcext:value-type="float">
            <text:p>-0,91000</text:p>
          </table:table-cell>
          <table:table-cell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68]" office:value-type="float" office:value="601.202404809619" calcext:value-type="float">
            <text:p>601,20240</text:p>
          </table:table-cell>
          <table:table-cell office:value-type="float" office:value="508" calcext:value-type="float">
            <text:p>508,00000</text:p>
          </table:table-cell>
          <table:table-cell table:formula="of:=[.B69]*0.005+1" office:value-type="float" office:value="3.54" calcext:value-type="float">
            <text:p>3,54000</text:p>
          </table:table-cell>
          <table:table-cell office:value-type="float" office:value="-1.12" calcext:value-type="float">
            <text:p>-1,12000</text:p>
          </table:table-cell>
          <table:table-cell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69]" office:value-type="float" office:value="601.202404809619" calcext:value-type="float">
            <text:p>601,20240</text:p>
          </table:table-cell>
          <table:table-cell office:value-type="float" office:value="551" calcext:value-type="float">
            <text:p>551,00000</text:p>
          </table:table-cell>
          <table:table-cell table:formula="of:=[.B70]*0.005+1" office:value-type="float" office:value="3.755" calcext:value-type="float">
            <text:p>3,75500</text:p>
          </table:table-cell>
          <table:table-cell office:value-type="float" office:value="-1.23" calcext:value-type="float">
            <text:p>-1,23000</text:p>
          </table:table-cell>
          <table:table-cell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70]" office:value-type="float" office:value="601.202404809619" calcext:value-type="float">
            <text:p>601,20240</text:p>
          </table:table-cell>
          <table:table-cell office:value-type="float" office:value="601" calcext:value-type="float">
            <text:p>601,00000</text:p>
          </table:table-cell>
          <table:table-cell table:formula="of:=[.B71]*0.005+1" office:value-type="float" office:value="4.005" calcext:value-type="float">
            <text:p>4,00500</text:p>
          </table:table-cell>
          <table:table-cell office:value-type="float" office:value="-1.32" calcext:value-type="float">
            <text:p>-1,32000</text:p>
          </table:table-cell>
          <table:table-cell table:formula="of:=[.E70]"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71]" office:value-type="float" office:value="601.202404809619" calcext:value-type="float">
            <text:p>601,20240</text:p>
          </table:table-cell>
          <table:table-cell office:value-type="float" office:value="885" calcext:value-type="float">
            <text:p>885,00000</text:p>
          </table:table-cell>
          <table:table-cell table:formula="of:=[.B72]*0.005+1" office:value-type="float" office:value="5.425" calcext:value-type="float">
            <text:p>5,42500</text:p>
          </table:table-cell>
          <table:table-cell office:value-type="float" office:value="-1.45" calcext:value-type="float">
            <text:p>-1,45000</text:p>
          </table:table-cell>
          <table:table-cell table:formula="of:=[.E71]"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72]" office:value-type="float" office:value="601.202404809619" calcext:value-type="float">
            <text:p>601,20240</text:p>
          </table:table-cell>
          <table:table-cell office:value-type="float" office:value="1206" calcext:value-type="float">
            <text:p>1206,00000</text:p>
          </table:table-cell>
          <table:table-cell table:formula="of:=[.B73]*0.005+1" office:value-type="float" office:value="7.03" calcext:value-type="float">
            <text:p>7,03000</text:p>
          </table:table-cell>
          <table:table-cell office:value-type="float" office:value="-1.47" calcext:value-type="float">
            <text:p>-1,47000</text:p>
          </table:table-cell>
          <table:table-cell table:formula="of:=[.E72]"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73]" office:value-type="float" office:value="601.202404809619" calcext:value-type="float">
            <text:p>601,20240</text:p>
          </table:table-cell>
          <table:table-cell office:value-type="float" office:value="1608" calcext:value-type="float">
            <text:p>1608,00000</text:p>
          </table:table-cell>
          <table:table-cell table:formula="of:=[.B74]*0.005+1" office:value-type="float" office:value="9.04" calcext:value-type="float">
            <text:p>9,04000</text:p>
          </table:table-cell>
          <table:table-cell office:value-type="float" office:value="-1.49" calcext:value-type="float">
            <text:p>-1,49000</text:p>
          </table:table-cell>
          <table:table-cell table:formula="of:=[.E73]"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74]" office:value-type="float" office:value="601.202404809619" calcext:value-type="float">
            <text:p>601,20240</text:p>
          </table:table-cell>
          <table:table-cell office:value-type="float" office:value="2140" calcext:value-type="float">
            <text:p>2140,00000</text:p>
          </table:table-cell>
          <table:table-cell table:formula="of:=[.B75]*0.005+10" office:value-type="float" office:value="20.7" calcext:value-type="float">
            <text:p>20,70000</text:p>
          </table:table-cell>
          <table:table-cell office:value-type="float" office:value="-1.51" calcext:value-type="float">
            <text:p>-1,51000</text:p>
          </table:table-cell>
          <table:table-cell table:formula="of:=[.E74]"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75]" office:value-type="float" office:value="601.202404809619" calcext:value-type="float">
            <text:p>601,20240</text:p>
          </table:table-cell>
          <table:table-cell office:value-type="float" office:value="2570" calcext:value-type="float">
            <text:p>2570,00000</text:p>
          </table:table-cell>
          <table:table-cell table:formula="of:=[.B76]*0.005+10" office:value-type="float" office:value="22.85" calcext:value-type="float">
            <text:p>22,85000</text:p>
          </table:table-cell>
          <table:table-cell office:value-type="float" office:value="-1.52" calcext:value-type="float">
            <text:p>-1,52000</text:p>
          </table:table-cell>
          <table:table-cell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449" calcext:value-type="float">
            <text:p>449,00000</text:p>
          </table:table-cell>
          <table:table-cell table:formula="of:=449/(10^9)" office:value-type="float" office:value="0.000000449" calcext:value-type="float">
            <text:p>0,00000</text:p>
          </table:table-cell>
          <table:table-cell office:value-type="string" calcext:value-type="string">
            <text:p>Azzurro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f(THz)</text:p>
          </table:table-cell>
          <table:table-cell table:style-name="Default" office:value-type="string" calcext:value-type="string">
            <text:p>V(mV)</text:p>
          </table:table-cell>
          <table:table-cell table:style-name="Default" office:value-type="string" calcext:value-type="string">
            <text:p>dV(mV)</text:p>
          </table:table-cell>
          <table:table-cell table:style-name="Default" office:value-type="string" calcext:value-type="string">
            <text:p>I(nA)</text:p>
          </table:table-cell>
          <table:table-cell table:style-name="Default" office:value-type="string" calcext:value-type="string">
            <text:p>dI(nA)</text:p>
          </table:table-cell>
          <table:table-cell table:number-columns-repeated="6"/>
        </table:table-row>
        <table:table-row table:style-name="ro1">
          <table:table-cell table:formula="of:=((3*10^8)/[.C78])/(10^(12))" office:value-type="float" office:value="668.15144766147" calcext:value-type="float">
            <text:p>668,15145</text:p>
          </table:table-cell>
          <table:table-cell office:value-type="float" office:value="10.4" calcext:value-type="float">
            <text:p>10,40000</text:p>
          </table:table-cell>
          <table:table-cell table:formula="of:=[.B80]*0.005+0.1" office:value-type="float" office:value="0.152" calcext:value-type="float">
            <text:p>0,15200</text:p>
          </table:table-cell>
          <table:table-cell office:value-type="float" office:value="10.36" calcext:value-type="float">
            <text:p>10,36000</text:p>
          </table:table-cell>
          <table:table-cell office:value-type="float" office:value="0.05" calcext:value-type="float">
            <text:p>0,05000</text:p>
          </table:table-cell>
          <table:table-cell table:number-columns-repeated="6"/>
        </table:table-row>
        <table:table-row table:style-name="ro1">
          <table:table-cell table:formula="of:=[.A80]" office:value-type="float" office:value="668.15144766147" calcext:value-type="float">
            <text:p>668,15145</text:p>
          </table:table-cell>
          <table:table-cell office:value-type="float" office:value="71.6" calcext:value-type="float">
            <text:p>71,60000</text:p>
          </table:table-cell>
          <table:table-cell table:formula="of:=[.B81]*0.005+0.1" office:value-type="float" office:value="0.458" calcext:value-type="float">
            <text:p>0,45800</text:p>
          </table:table-cell>
          <table:table-cell office:value-type="float" office:value="7.49" calcext:value-type="float">
            <text:p>7,49000</text:p>
          </table:table-cell>
          <table:table-cell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81]" office:value-type="float" office:value="668.15144766147" calcext:value-type="float">
            <text:p>668,15145</text:p>
          </table:table-cell>
          <table:table-cell office:value-type="float" office:value="137.6" calcext:value-type="float">
            <text:p>137,60000</text:p>
          </table:table-cell>
          <table:table-cell table:formula="of:=[.B82]*0.005+0.1" office:value-type="float" office:value="0.788" calcext:value-type="float">
            <text:p>0,78800</text:p>
          </table:table-cell>
          <table:table-cell office:value-type="float" office:value="5.1" calcext:value-type="float">
            <text:p>5,10000</text:p>
          </table:table-cell>
          <table:table-cell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82]" office:value-type="float" office:value="668.15144766147" calcext:value-type="float">
            <text:p>668,15145</text:p>
          </table:table-cell>
          <table:table-cell office:value-type="float" office:value="201" calcext:value-type="float">
            <text:p>201,00000</text:p>
          </table:table-cell>
          <table:table-cell table:formula="of:=[.B83]*0.005+1" office:value-type="float" office:value="2.005" calcext:value-type="float">
            <text:p>2,00500</text:p>
          </table:table-cell>
          <table:table-cell office:value-type="float" office:value="3.32" calcext:value-type="float">
            <text:p>3,32000</text:p>
          </table:table-cell>
          <table:table-cell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83]" office:value-type="float" office:value="668.15144766147" calcext:value-type="float">
            <text:p>668,15145</text:p>
          </table:table-cell>
          <table:table-cell office:value-type="float" office:value="304" calcext:value-type="float">
            <text:p>304,00000</text:p>
          </table:table-cell>
          <table:table-cell table:formula="of:=[.B84]*0.005+1" office:value-type="float" office:value="2.52" calcext:value-type="float">
            <text:p>2,52000</text:p>
          </table:table-cell>
          <table:table-cell table:style-name="ce4" office:value-type="float" office:value="1.24" calcext:value-type="float">
            <text:p>1,24000</text:p>
          </table:table-cell>
          <table:table-cell office:value-type="float" office:value="0.05" calcext:value-type="float">
            <text:p>0,05000</text:p>
          </table:table-cell>
          <table:table-cell table:number-columns-repeated="6"/>
        </table:table-row>
        <table:table-row table:style-name="ro1">
          <table:table-cell table:formula="of:=[.A84]" office:value-type="float" office:value="668.15144766147" calcext:value-type="float">
            <text:p>668,15145</text:p>
          </table:table-cell>
          <table:table-cell office:value-type="float" office:value="504" calcext:value-type="float">
            <text:p>504,00000</text:p>
          </table:table-cell>
          <table:table-cell table:formula="of:=[.B85]*0.005+1" office:value-type="float" office:value="3.52" calcext:value-type="float">
            <text:p>3,52000</text:p>
          </table:table-cell>
          <table:table-cell office:value-type="float" office:value="-0.94" calcext:value-type="float">
            <text:p>-0,94000</text:p>
          </table:table-cell>
          <table:table-cell office:value-type="float" office:value="0.02" calcext:value-type="float">
            <text:p>0,02000</text:p>
          </table:table-cell>
          <table:table-cell table:number-columns-repeated="6"/>
        </table:table-row>
        <table:table-row table:style-name="ro1">
          <table:table-cell table:formula="of:=[.A85]" office:value-type="float" office:value="668.15144766147" calcext:value-type="float">
            <text:p>668,15145</text:p>
          </table:table-cell>
          <table:table-cell office:value-type="float" office:value="552" calcext:value-type="float">
            <text:p>552,00000</text:p>
          </table:table-cell>
          <table:table-cell table:formula="of:=[.B86]*0.005+1" office:value-type="float" office:value="3.76" calcext:value-type="float">
            <text:p>3,76000</text:p>
          </table:table-cell>
          <table:table-cell office:value-type="float" office:value="-1.38" calcext:value-type="float">
            <text:p>-1,38000</text:p>
          </table:table-cell>
          <table:table-cell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86]" office:value-type="float" office:value="668.15144766147" calcext:value-type="float">
            <text:p>668,15145</text:p>
          </table:table-cell>
          <table:table-cell office:value-type="float" office:value="601" calcext:value-type="float">
            <text:p>601,00000</text:p>
          </table:table-cell>
          <table:table-cell table:formula="of:=[.B87]*0.005+1" office:value-type="float" office:value="4.005" calcext:value-type="float">
            <text:p>4,00500</text:p>
          </table:table-cell>
          <table:table-cell office:value-type="float" office:value="-1.62" calcext:value-type="float">
            <text:p>-1,62000</text:p>
          </table:table-cell>
          <table:table-cell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87]" office:value-type="float" office:value="668.15144766147" calcext:value-type="float">
            <text:p>668,15145</text:p>
          </table:table-cell>
          <table:table-cell office:value-type="float" office:value="647" calcext:value-type="float">
            <text:p>647,00000</text:p>
          </table:table-cell>
          <table:table-cell table:formula="of:=[.B88]*0.005+1" office:value-type="float" office:value="4.235" calcext:value-type="float">
            <text:p>4,23500</text:p>
          </table:table-cell>
          <table:table-cell office:value-type="float" office:value="-1.8" calcext:value-type="float">
            <text:p>-1,80000</text:p>
          </table:table-cell>
          <table:table-cell table:formula="of:=[.E87]"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88]" office:value-type="float" office:value="668.15144766147" calcext:value-type="float">
            <text:p>668,15145</text:p>
          </table:table-cell>
          <table:table-cell office:value-type="float" office:value="701" calcext:value-type="float">
            <text:p>701,00000</text:p>
          </table:table-cell>
          <table:table-cell table:formula="of:=[.B89]*0.005+1" office:value-type="float" office:value="4.505" calcext:value-type="float">
            <text:p>4,50500</text:p>
          </table:table-cell>
          <table:table-cell office:value-type="float" office:value="-1.96" calcext:value-type="float">
            <text:p>-1,96000</text:p>
          </table:table-cell>
          <table:table-cell table:formula="of:=[.E88]"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89]" office:value-type="float" office:value="668.15144766147" calcext:value-type="float">
            <text:p>668,15145</text:p>
          </table:table-cell>
          <table:table-cell office:value-type="float" office:value="752" calcext:value-type="float">
            <text:p>752,00000</text:p>
          </table:table-cell>
          <table:table-cell table:formula="of:=[.B90]*0.005+1" office:value-type="float" office:value="4.76" calcext:value-type="float">
            <text:p>4,76000</text:p>
          </table:table-cell>
          <table:table-cell office:value-type="float" office:value="-2.07" calcext:value-type="float">
            <text:p>-2,07000</text:p>
          </table:table-cell>
          <table:table-cell table:formula="of:=[.E89]"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90]" office:value-type="float" office:value="668.15144766147" calcext:value-type="float">
            <text:p>668,15145</text:p>
          </table:table-cell>
          <table:table-cell office:value-type="float" office:value="951" calcext:value-type="float">
            <text:p>951,00000</text:p>
          </table:table-cell>
          <table:table-cell table:formula="of:=[.B91]*0.005+1" office:value-type="float" office:value="5.755" calcext:value-type="float">
            <text:p>5,75500</text:p>
          </table:table-cell>
          <table:table-cell office:value-type="float" office:value="-2.26" calcext:value-type="float">
            <text:p>-2,26000</text:p>
          </table:table-cell>
          <table:table-cell table:formula="of:=[.E90]"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91]" office:value-type="float" office:value="668.15144766147" calcext:value-type="float">
            <text:p>668,15145</text:p>
          </table:table-cell>
          <table:table-cell office:value-type="float" office:value="1207" calcext:value-type="float">
            <text:p>1207,00000</text:p>
          </table:table-cell>
          <table:table-cell table:formula="of:=[.B92]*0.005+1" office:value-type="float" office:value="7.035" calcext:value-type="float">
            <text:p>7,03500</text:p>
          </table:table-cell>
          <table:table-cell office:value-type="float" office:value="-2.29" calcext:value-type="float">
            <text:p>-2,29000</text:p>
          </table:table-cell>
          <table:table-cell table:formula="of:=[.E91]"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92]" office:value-type="float" office:value="668.15144766147" calcext:value-type="float">
            <text:p>668,15145</text:p>
          </table:table-cell>
          <table:table-cell office:value-type="float" office:value="1498" calcext:value-type="float">
            <text:p>1498,00000</text:p>
          </table:table-cell>
          <table:table-cell table:formula="of:=[.B93]*0.005+1" office:value-type="float" office:value="8.49" calcext:value-type="float">
            <text:p>8,49000</text:p>
          </table:table-cell>
          <table:table-cell office:value-type="float" office:value="-2.31" calcext:value-type="float">
            <text:p>-2,31000</text:p>
          </table:table-cell>
          <table:table-cell table:formula="of:=[.E92]"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93]" office:value-type="float" office:value="668.15144766147" calcext:value-type="float">
            <text:p>668,15145</text:p>
          </table:table-cell>
          <table:table-cell office:value-type="float" office:value="1702" calcext:value-type="float">
            <text:p>1702,00000</text:p>
          </table:table-cell>
          <table:table-cell table:formula="of:=[.B94]*0.005+1" office:value-type="float" office:value="9.51" calcext:value-type="float">
            <text:p>9,51000</text:p>
          </table:table-cell>
          <table:table-cell office:value-type="float" office:value="-2.33" calcext:value-type="float">
            <text:p>-2,33000</text:p>
          </table:table-cell>
          <table:table-cell table:formula="of:=[.E93]"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94]" office:value-type="float" office:value="668.15144766147" calcext:value-type="float">
            <text:p>668,15145</text:p>
          </table:table-cell>
          <table:table-cell office:value-type="float" office:value="2220" calcext:value-type="float">
            <text:p>2220,00000</text:p>
          </table:table-cell>
          <table:table-cell table:formula="of:=[.B95]*0.005+10" office:value-type="float" office:value="21.1" calcext:value-type="float">
            <text:p>21,10000</text:p>
          </table:table-cell>
          <table:table-cell office:value-type="float" office:value="-2.35" calcext:value-type="float">
            <text:p>-2,35000</text:p>
          </table:table-cell>
          <table:table-cell table:formula="of:=[.E94]"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95]" office:value-type="float" office:value="668.15144766147" calcext:value-type="float">
            <text:p>668,15145</text:p>
          </table:table-cell>
          <table:table-cell office:value-type="float" office:value="404" calcext:value-type="float">
            <text:p>404,00000</text:p>
          </table:table-cell>
          <table:table-cell table:formula="of:=[.B96]*0.005+1" office:value-type="float" office:value="3.02" calcext:value-type="float">
            <text:p>3,02000</text:p>
          </table:table-cell>
          <table:table-cell table:style-name="ce5" table:formula="of:=+0.02" office:value-type="float" office:value="0.02" calcext:value-type="float">
            <text:p>0,02000</text:p>
          </table:table-cell>
          <table:table-cell table:formula="of:=0.05" office:value-type="float" office:value="0.05" calcext:value-type="float">
            <text:p>0,05000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lu</text:p>
          </table:table-cell>
          <table:table-cell office:value-type="float" office:value="405" calcext:value-type="float">
            <text:p>405,00000</text:p>
          </table:table-cell>
          <table:table-cell table:formula="of:=405/(10^9)" office:value-type="float" office:value="0.000000405" calcext:value-type="float">
            <text:p>0,00000</text:p>
          </table:table-cell>
          <table:table-cell/>
          <table:table-cell office:value-type="string" calcext:value-type="string">
            <text:p>banda passante </text:p>
          </table:table-cell>
          <table:table-cell office:value-type="float" office:value="11" calcext:value-type="float">
            <text:p>11,0000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(THz)</text:p>
          </table:table-cell>
          <table:table-cell table:style-name="Default" office:value-type="string" calcext:value-type="string">
            <text:p>V(mV)</text:p>
          </table:table-cell>
          <table:table-cell table:style-name="Default" office:value-type="string" calcext:value-type="string">
            <text:p>dV(mV)</text:p>
          </table:table-cell>
          <table:table-cell table:style-name="Default" office:value-type="string" calcext:value-type="string">
            <text:p>I(nA)</text:p>
          </table:table-cell>
          <table:table-cell table:style-name="Default" office:value-type="string" calcext:value-type="string">
            <text:p>dI(nA)</text:p>
          </table:table-cell>
          <table:table-cell table:number-columns-repeated="6"/>
        </table:table-row>
        <table:table-row table:style-name="ro1">
          <table:table-cell table:formula="of:=((3*10^8)/[.C99])/(10^(12))" office:value-type="float" office:value="740.740740740741" calcext:value-type="float">
            <text:p>740,74074</text:p>
          </table:table-cell>
          <table:table-cell office:value-type="float" office:value="10.3" calcext:value-type="float">
            <text:p>10,30000</text:p>
          </table:table-cell>
          <table:table-cell table:style-name="ce2" table:formula="of:=[.B101]*0.005+0.1" office:value-type="float" office:value="0.1515" calcext:value-type="float">
            <text:p>0,15150</text:p>
          </table:table-cell>
          <table:table-cell office:value-type="float" office:value="1.71" calcext:value-type="float">
            <text:p>1,71000</text:p>
          </table:table-cell>
          <table:table-cell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101]" office:value-type="float" office:value="740.740740740741" calcext:value-type="float">
            <text:p>740,74074</text:p>
          </table:table-cell>
          <table:table-cell office:value-type="float" office:value="53.3" calcext:value-type="float">
            <text:p>53,30000</text:p>
          </table:table-cell>
          <table:table-cell table:style-name="ce2" table:formula="of:=[.B102]*0.005+0.1" office:value-type="float" office:value="0.3665" calcext:value-type="float">
            <text:p>0,36650</text:p>
          </table:table-cell>
          <table:table-cell office:value-type="float" office:value="1.36" calcext:value-type="float">
            <text:p>1,36000</text:p>
          </table:table-cell>
          <table:table-cell office:value-type="float" office:value="0.01" calcext:value-type="float">
            <text:p>0,01000</text:p>
          </table:table-cell>
          <table:table-cell table:number-columns-repeated="6"/>
        </table:table-row>
        <table:table-row table:style-name="ro1">
          <table:table-cell table:formula="of:=[.A102]" office:value-type="float" office:value="740.740740740741" calcext:value-type="float">
            <text:p>740,74074</text:p>
          </table:table-cell>
          <table:table-cell office:value-type="float" office:value="98.4" calcext:value-type="float">
            <text:p>98,40000</text:p>
          </table:table-cell>
          <table:table-cell table:style-name="ce2" table:formula="of:=[.B103]*0.005+0.1" office:value-type="float" office:value="0.592" calcext:value-type="float">
            <text:p>0,59200</text:p>
          </table:table-cell>
          <table:table-cell table:style-name="ce6" office:value-type="float" office:value="1.05" calcext:value-type="float">
            <text:p>1,05000</text:p>
          </table:table-cell>
          <table:table-cell office:value-type="float" office:value="0.02" calcext:value-type="float">
            <text:p>0,02000</text:p>
          </table:table-cell>
          <table:table-cell table:number-columns-repeated="6"/>
        </table:table-row>
        <table:table-row table:style-name="ro1">
          <table:table-cell table:formula="of:=[.A103]" office:value-type="float" office:value="740.740740740741" calcext:value-type="float">
            <text:p>740,74074</text:p>
          </table:table-cell>
          <table:table-cell office:value-type="float" office:value="148.4" calcext:value-type="float">
            <text:p>148,40000</text:p>
          </table:table-cell>
          <table:table-cell table:style-name="ce2" table:formula="of:=[.B104]*0.005+0.1" office:value-type="float" office:value="0.842" calcext:value-type="float">
            <text:p>0,84200</text:p>
          </table:table-cell>
          <table:table-cell office:value-type="float" office:value="0.77" calcext:value-type="float">
            <text:p>0,77000</text:p>
          </table:table-cell>
          <table:table-cell table:formula="of:=0.02" office:value-type="float" office:value="0.02" calcext:value-type="float">
            <text:p>0,02000</text:p>
          </table:table-cell>
          <table:table-cell/>
          <table:table-cell table:style-name="ce7" table:number-columns-repeated="4"/>
          <table:table-cell table:style-name="Default"/>
        </table:table-row>
        <table:table-row table:style-name="ro1">
          <table:table-cell table:formula="of:=[.A104]" office:value-type="float" office:value="740.740740740741" calcext:value-type="float">
            <text:p>740,74074</text:p>
          </table:table-cell>
          <table:table-cell office:value-type="float" office:value="200" calcext:value-type="float">
            <text:p>200,00000</text:p>
          </table:table-cell>
          <table:table-cell table:style-name="ce2" table:formula="of:=[.B105]*0.005+1" office:value-type="float" office:value="2" calcext:value-type="float">
            <text:p>2,00000</text:p>
          </table:table-cell>
          <table:table-cell office:value-type="float" office:value="0.53" calcext:value-type="float">
            <text:p>0,53000</text:p>
          </table:table-cell>
          <table:table-cell office:value-type="float" office:value="0.02" calcext:value-type="float">
            <text:p>0,02000</text:p>
          </table:table-cell>
          <table:table-cell/>
          <table:table-cell table:style-name="ce7" table:number-columns-repeated="4"/>
          <table:table-cell table:style-name="Default"/>
        </table:table-row>
        <table:table-row table:style-name="ro1">
          <table:table-cell table:formula="of:=[.A105]" office:value-type="float" office:value="740.740740740741" calcext:value-type="float">
            <text:p>740,74074</text:p>
          </table:table-cell>
          <table:table-cell office:value-type="float" office:value="319" calcext:value-type="float">
            <text:p>319,00000</text:p>
          </table:table-cell>
          <table:table-cell table:style-name="ce2" table:formula="of:=[.B106]*0.005+1" office:value-type="float" office:value="2.595" calcext:value-type="float">
            <text:p>2,59500</text:p>
          </table:table-cell>
          <table:table-cell table:style-name="ce6" office:value-type="float" office:value="0.14" calcext:value-type="float">
            <text:p>0,14000</text:p>
          </table:table-cell>
          <table:table-cell office:value-type="float" office:value="0.03" calcext:value-type="float">
            <text:p>0,03000</text:p>
          </table:table-cell>
          <table:table-cell/>
          <table:table-cell table:style-name="ce7" table:number-columns-repeated="4"/>
          <table:table-cell table:style-name="Default"/>
        </table:table-row>
        <table:table-row table:style-name="ro1">
          <table:table-cell table:formula="of:=[.A106]" office:value-type="float" office:value="740.740740740741" calcext:value-type="float">
            <text:p>740,74074</text:p>
          </table:table-cell>
          <table:table-cell office:value-type="float" office:value="379" calcext:value-type="float">
            <text:p>379,00000</text:p>
          </table:table-cell>
          <table:table-cell table:style-name="ce2" table:formula="of:=[.B107]*0.005+1" office:value-type="float" office:value="2.895" calcext:value-type="float">
            <text:p>2,89500</text:p>
          </table:table-cell>
          <table:table-cell office:value-type="float" office:value="0.02" calcext:value-type="float">
            <text:p>0,02000</text:p>
          </table:table-cell>
          <table:table-cell table:formula="of:=0.02" office:value-type="float" office:value="0.02" calcext:value-type="float">
            <text:p>0,02000</text:p>
          </table:table-cell>
          <table:table-cell/>
          <table:table-cell table:style-name="ce7" table:number-columns-repeated="4"/>
          <table:table-cell table:style-name="Default"/>
        </table:table-row>
        <table:table-row table:style-name="ro1">
          <table:table-cell table:formula="of:=[.A107]" office:value-type="float" office:value="740.740740740741" calcext:value-type="float">
            <text:p>740,74074</text:p>
          </table:table-cell>
          <table:table-cell office:value-type="float" office:value="468" calcext:value-type="float">
            <text:p>468,00000</text:p>
          </table:table-cell>
          <table:table-cell table:style-name="ce2" table:formula="of:=[.B108]*0.005+1" office:value-type="float" office:value="3.34" calcext:value-type="float">
            <text:p>3,34000</text:p>
          </table:table-cell>
          <table:table-cell office:value-type="float" office:value="-0.117" calcext:value-type="float">
            <text:p>-0,11700</text:p>
          </table:table-cell>
          <table:table-cell office:value-type="float" office:value="0.002" calcext:value-type="float">
            <text:p>0,00200</text:p>
          </table:table-cell>
          <table:table-cell/>
          <table:table-cell table:style-name="ce7" table:number-columns-repeated="4"/>
          <table:table-cell table:style-name="Default"/>
        </table:table-row>
        <table:table-row table:style-name="ro1">
          <table:table-cell table:formula="of:=[.A108]" office:value-type="float" office:value="740.740740740741" calcext:value-type="float">
            <text:p>740,74074</text:p>
          </table:table-cell>
          <table:table-cell office:value-type="float" office:value="510" calcext:value-type="float">
            <text:p>510,00000</text:p>
          </table:table-cell>
          <table:table-cell table:style-name="ce2" table:formula="of:=[.B109]*0.005+1" office:value-type="float" office:value="3.55" calcext:value-type="float">
            <text:p>3,55000</text:p>
          </table:table-cell>
          <table:table-cell office:value-type="float" office:value="-0.145" calcext:value-type="float">
            <text:p>-0,14500</text:p>
          </table:table-cell>
          <table:table-cell office:value-type="float" office:value="0.002" calcext:value-type="float">
            <text:p>0,00200</text:p>
          </table:table-cell>
          <table:table-cell/>
          <table:table-cell table:style-name="ce7" table:number-columns-repeated="4"/>
          <table:table-cell table:style-name="Default"/>
        </table:table-row>
        <table:table-row table:style-name="ro1">
          <table:table-cell table:formula="of:=[.A109]" office:value-type="float" office:value="740.740740740741" calcext:value-type="float">
            <text:p>740,74074</text:p>
          </table:table-cell>
          <table:table-cell office:value-type="float" office:value="564" calcext:value-type="float">
            <text:p>564,00000</text:p>
          </table:table-cell>
          <table:table-cell table:style-name="ce2" table:formula="of:=[.B110]*0.005+1" office:value-type="float" office:value="3.82" calcext:value-type="float">
            <text:p>3,82000</text:p>
          </table:table-cell>
          <table:table-cell office:value-type="float" office:value="-0.188" calcext:value-type="float">
            <text:p>-0,18800</text:p>
          </table:table-cell>
          <table:table-cell office:value-type="float" office:value="0.002" calcext:value-type="float">
            <text:p>0,00200</text:p>
          </table:table-cell>
          <table:table-cell/>
          <table:table-cell table:style-name="ce7" table:number-columns-repeated="4"/>
          <table:table-cell table:style-name="Default"/>
        </table:table-row>
        <table:table-row table:style-name="ro1">
          <table:table-cell table:formula="of:=[.A110]" office:value-type="float" office:value="740.740740740741" calcext:value-type="float">
            <text:p>740,74074</text:p>
          </table:table-cell>
          <table:table-cell office:value-type="float" office:value="625" calcext:value-type="float">
            <text:p>625,00000</text:p>
          </table:table-cell>
          <table:table-cell table:style-name="ce2" table:formula="of:=[.B111]*0.005+1" office:value-type="float" office:value="4.125" calcext:value-type="float">
            <text:p>4,12500</text:p>
          </table:table-cell>
          <table:table-cell office:value-type="float" office:value="-0.212" calcext:value-type="float">
            <text:p>-0,21200</text:p>
          </table:table-cell>
          <table:table-cell office:value-type="float" office:value="0.002" calcext:value-type="float">
            <text:p>0,00200</text:p>
          </table:table-cell>
          <table:table-cell/>
          <table:table-cell table:style-name="ce7" table:number-columns-repeated="4"/>
          <table:table-cell table:style-name="Default"/>
        </table:table-row>
        <table:table-row table:style-name="ro1">
          <table:table-cell table:formula="of:=[.A111]" office:value-type="float" office:value="740.740740740741" calcext:value-type="float">
            <text:p>740,74074</text:p>
          </table:table-cell>
          <table:table-cell office:value-type="float" office:value="684" calcext:value-type="float">
            <text:p>684,00000</text:p>
          </table:table-cell>
          <table:table-cell table:style-name="ce2" table:formula="of:=[.B112]*0.005+1" office:value-type="float" office:value="4.42" calcext:value-type="float">
            <text:p>4,42000</text:p>
          </table:table-cell>
          <table:table-cell office:value-type="float" office:value="-0.23" calcext:value-type="float">
            <text:p>-0,23000</text:p>
          </table:table-cell>
          <table:table-cell office:value-type="float" office:value="0.001" calcext:value-type="float">
            <text:p>0,00100</text:p>
          </table:table-cell>
          <table:table-cell/>
          <table:table-cell table:style-name="ce7" table:number-columns-repeated="4"/>
          <table:table-cell table:style-name="Default"/>
        </table:table-row>
        <table:table-row table:style-name="ro1">
          <table:table-cell table:formula="of:=[.A112]" office:value-type="float" office:value="740.740740740741" calcext:value-type="float">
            <text:p>740,74074</text:p>
          </table:table-cell>
          <table:table-cell office:value-type="float" office:value="805" calcext:value-type="float">
            <text:p>805,00000</text:p>
          </table:table-cell>
          <table:table-cell table:style-name="ce2" table:formula="of:=[.B113]*0.005+1" office:value-type="float" office:value="5.025" calcext:value-type="float">
            <text:p>5,02500</text:p>
          </table:table-cell>
          <table:table-cell office:value-type="float" office:value="-0.249" calcext:value-type="float">
            <text:p>-0,24900</text:p>
          </table:table-cell>
          <table:table-cell table:formula="of:=[.E112]" office:value-type="float" office:value="0.001" calcext:value-type="float">
            <text:p>0,00100</text:p>
          </table:table-cell>
          <table:table-cell/>
          <table:table-cell table:style-name="ce7" table:number-columns-repeated="4"/>
          <table:table-cell table:style-name="Default"/>
        </table:table-row>
        <table:table-row table:style-name="ro1">
          <table:table-cell table:formula="of:=[.A113]" office:value-type="float" office:value="740.740740740741" calcext:value-type="float">
            <text:p>740,74074</text:p>
          </table:table-cell>
          <table:table-cell office:value-type="float" office:value="1133" calcext:value-type="float">
            <text:p>1133,00000</text:p>
          </table:table-cell>
          <table:table-cell table:style-name="ce2" table:formula="of:=[.B114]*0.005+1" office:value-type="float" office:value="6.665" calcext:value-type="float">
            <text:p>6,66500</text:p>
          </table:table-cell>
          <table:table-cell office:value-type="float" office:value="-0.262" calcext:value-type="float">
            <text:p>-0,26200</text:p>
          </table:table-cell>
          <table:table-cell table:formula="of:=[.E113]" office:value-type="float" office:value="0.001" calcext:value-type="float">
            <text:p>0,00100</text:p>
          </table:table-cell>
          <table:table-cell/>
          <table:table-cell table:style-name="ce7" table:number-columns-repeated="4"/>
          <table:table-cell table:style-name="Default"/>
        </table:table-row>
        <table:table-row table:style-name="ro1">
          <table:table-cell table:formula="of:=[.A114]" office:value-type="float" office:value="740.740740740741" calcext:value-type="float">
            <text:p>740,74074</text:p>
          </table:table-cell>
          <table:table-cell office:value-type="float" office:value="1509" calcext:value-type="float">
            <text:p>1509,00000</text:p>
          </table:table-cell>
          <table:table-cell table:style-name="ce2" table:formula="of:=[.B115]*0.005+1" office:value-type="float" office:value="8.545" calcext:value-type="float">
            <text:p>8,54500</text:p>
          </table:table-cell>
          <table:table-cell office:value-type="float" office:value="-0.267" calcext:value-type="float">
            <text:p>-0,26700</text:p>
          </table:table-cell>
          <table:table-cell table:formula="of:=0.002" office:value-type="float" office:value="0.002" calcext:value-type="float">
            <text:p>0,00200</text:p>
          </table:table-cell>
          <table:table-cell/>
          <table:table-cell table:style-name="ce7" table:number-columns-repeated="4"/>
          <table:table-cell table:style-name="Default"/>
        </table:table-row>
        <table:table-row table:style-name="ro1">
          <table:table-cell table:formula="of:=[.A115]" office:value-type="float" office:value="740.740740740741" calcext:value-type="float">
            <text:p>740,74074</text:p>
          </table:table-cell>
          <table:table-cell office:value-type="float" office:value="1705" calcext:value-type="float">
            <text:p>1705,00000</text:p>
          </table:table-cell>
          <table:table-cell table:style-name="ce2" table:formula="of:=[.B116]*0.005+1" office:value-type="float" office:value="9.525" calcext:value-type="float">
            <text:p>9,52500</text:p>
          </table:table-cell>
          <table:table-cell office:value-type="float" office:value="-0.269" calcext:value-type="float">
            <text:p>-0,26900</text:p>
          </table:table-cell>
          <table:table-cell table:formula="of:=[.E115]" office:value-type="float" office:value="0.002" calcext:value-type="float">
            <text:p>0,00200</text:p>
          </table:table-cell>
          <table:table-cell/>
          <table:table-cell table:style-name="Default" table:number-columns-repeated="5"/>
        </table:table-row>
        <table:table-row table:style-name="ro1">
          <table:table-cell table:formula="of:=[.A116]" office:value-type="float" office:value="740.740740740741" calcext:value-type="float">
            <text:p>740,74074</text:p>
          </table:table-cell>
          <table:table-cell office:value-type="float" office:value="2270" calcext:value-type="float">
            <text:p>2270,00000</text:p>
          </table:table-cell>
          <table:table-cell table:style-name="ce2" table:formula="of:=[.B117]*0.005+10" office:value-type="float" office:value="21.35" calcext:value-type="float">
            <text:p>21,35000</text:p>
          </table:table-cell>
          <table:table-cell office:value-type="float" office:value="-0.273" calcext:value-type="float">
            <text:p>-0,27300</text:p>
          </table:table-cell>
          <table:table-cell table:formula="of:=[.E116]" office:value-type="float" office:value="0.002" calcext:value-type="float">
            <text:p>0,00200</text:p>
          </table:table-cell>
          <table:table-cell/>
          <table:table-cell table:style-name="Default" table:number-columns-repeated="5"/>
        </table:table-row>
        <table:table-row table:style-name="ro1" table:number-rows-repeated="4">
          <table:table-cell table:number-columns-repeated="6"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5">
      <number:number number:decimal-places="3" loext:min-decimal-places="3" number:min-integer-digits="1" number:grouping="true"/>
    </number:number-style>
    <number:number-style style:name="N106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5:19:01.578978377</meta:creation-date>
    <meta:generator>LibreOffice/5.2.2.2$Linux_X86_64 LibreOffice_project/20m0$Build-2</meta:generator>
    <dc:date>2017-02-24T18:39:18.565822686</dc:date>
    <meta:editing-duration>PT3H8M11S</meta:editing-duration>
    <meta:editing-cycles>103</meta:editing-cycles>
    <meta:document-statistic meta:table-count="1" meta:cell-count="5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6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6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1cm" svg:y="4.201cm" style:legend-expansion="high" chart:style-name="ch2"/>
        <chart:plot-area chart:style-name="ch3" table:cell-range-address="Foglio1.H7:Foglio1.I12" svg:x="0.32cm" svg:y="0.18cm" svg:width="12.561cm" svg:height="8.64cm">
          <chartooo:coordinate-region svg:x="2.16cm" svg:y="0.379cm" svg:width="9.7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I7:Foglio1.I12" chart:class="chart:scatter">
            <chart:domain table:cell-range-address="Foglio1.H7:Foglio1.H12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  <table:table-cell office:value-type="string">
                <text:p>Colon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9.168053244592">
                <text:p>499.168053244592</text:p>
                <draw:g>
                  <svg:desc>Foglio1.H7:Foglio1.H12</svg:desc>
                </draw:g>
              </table:table-cell>
              <table:table-cell office:value-type="float" office:value="1306">
                <text:p>1306</text:p>
                <draw:g>
                  <svg:desc>Foglio1.I7:Foglio1.I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9.100529100529">
                <text:p>529.100529100529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9.450549450549">
                <text:p>549.450549450549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1.202404809619">
                <text:p>601.202404809619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8.15144766147">
                <text:p>668.15144766147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0.740740740741">
                <text:p>740.740740740741</text:p>
              </table:table-cell>
              <table:table-cell office:value-type="float" office:value="1345">
                <text:p>13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